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rb Count: 1920</text:p>
      <text:p text:style-name="P1">yyy(28),</text:p>
      <text:p text:style-name="P1">ahora(54),</text:p>
      <text:p text:style-name="P1">por_ejemplo(10),</text:p>
      <text:p text:style-name="P1">no(646),</text:p>
      <text:p text:style-name="P1">solamente(1),</text:p>
      <text:p text:style-name="P1">aquí(42),</text:p>
      <text:p text:style-name="P1">bien(36),</text:p>
      <text:p text:style-name="P1">entonces(63),</text:p>
      <text:p text:style-name="P1">siempre(16),</text:p>
      <text:p text:style-name="P1">también(54),</text:p>
      <text:p text:style-name="P1">más(93),</text:p>
      <text:p text:style-name="P1">sí(227),</text:p>
      <text:p text:style-name="P1">casi(7),</text:p>
      <text:p text:style-name="P1">muy(93),</text:p>
      <text:p text:style-name="P1">ya(105),</text:p>
      <text:p text:style-name="P1">mucho(26),</text:p>
      <text:p text:style-name="P1">tan(12),</text:p>
      <text:p text:style-name="P1">hoy(3),</text:p>
      <text:p text:style-name="P1">ahí(26),</text:p>
      <text:p text:style-name="P1">claro(20),</text:p>
      <text:p text:style-name="P1">antes(11),</text:p>
      <text:p text:style-name="P1">poco(10),</text:p>
      <text:p text:style-name="P1">luego(46),</text:p>
      <text:p text:style-name="P1">por_favor(4),</text:p>
      <text:p text:style-name="P1">tarde(1),</text:p>
      <text:p text:style-name="P1">sólo(6),</text:p>
      <text:p text:style-name="P1">así(31),</text:p>
      <text:p text:style-name="P1">mal(11),</text:p>
      <text:p text:style-name="P1">encima(9),</text:p>
      <text:p text:style-name="P1">allí(11),</text:p>
      <text:p text:style-name="P1">tanto(7),</text:p>
      <text:p text:style-name="P1">todavía(6),</text:p>
      <text:p text:style-name="P1">mañana(1),</text:p>
      <text:p text:style-name="P1">jamás(4),</text:p>
      <text:p text:style-name="P1">además(31),</text:p>
      <text:p text:style-name="P1">después(11),</text:p>
      <text:p text:style-name="P1">delante(1),</text:p>
      <text:p text:style-name="P1">recién(2),</text:p>
      <text:p text:style-name="P1">menos(11),</text:p>
      <text:p text:style-name="P1">perfectamente(3),</text:p>
      <text:p text:style-name="P1">tampoco(14),</text:p>
      <text:p text:style-name="P1">completamente(4),</text:p>
      <text:p text:style-name="P1">nunca(11),</text:p>
      <text:p text:style-name="P1">de_repente(2),</text:p>
      <text:p text:style-name="P1">exactamente(4),</text:p>
      <text:p text:style-name="P1"><text:soft-page-break/>sorprendentemente(1),</text:p>
      <text:p text:style-name="P1">demasiado(2),</text:p>
      <text:p text:style-name="P1">dentro(2),</text:p>
      <text:p text:style-name="P1">arriba(3),</text:p>
      <text:p text:style-name="P1">ricamente(1),</text:p>
      <text:p text:style-name="P1">tien(1),</text:p>
      <text:p text:style-name="P1">fuera(1),</text:p>
      <text:p text:style-name="P1">ayer(1),</text:p>
      <text:p text:style-name="P1">directamente(3),</text:p>
      <text:p text:style-name="P1">antiguamente(1),</text:p>
      <text:p text:style-name="P1">igual(3),</text:p>
      <text:p text:style-name="P1">realmente(6),</text:p>
      <text:p text:style-name="P1">lógicamente(1),</text:p>
      <text:p text:style-name="P1">vitalmente(1),</text:p>
      <text:p text:style-name="P1">absolutamente(3),</text:p>
      <text:p text:style-name="P1">por_entonces(1),</text:p>
      <text:p text:style-name="P1">económicamente(1),</text:p>
      <text:p text:style-name="P1">continuamente(1),</text:p>
      <text:p text:style-name="P1">fácilmente(1),</text:p>
      <text:p text:style-name="P1">de_todas_maneras(1),</text:p>
      <text:p text:style-name="P1">últimamente(1),</text:p>
      <text:p text:style-name="P1">mami(1),</text:p>
      <text:p text:style-name="P1">primero(4),</text:p>
      <text:p text:style-name="P1">naturalmente(1),</text:p>
      <text:p text:style-name="P1">abajo(2),</text:p>
      <text:p text:style-name="P1">incluso(4),</text:p>
      <text:p text:style-name="P1">pronto(1),</text:p>
      <text:p text:style-name="P1">bastante(9),</text:p>
      <text:p text:style-name="P1">siquiera(2),</text:p>
      <text:p text:style-name="P1">desde_luego(2),</text:p>
      <text:p text:style-name="P1">generalmente(1),</text:p>
      <text:p text:style-name="P1">de_vez_en_cuando(1),</text:p>
      <text:p text:style-name="P1">adelante(1),</text:p>
      <text:p text:style-name="P1">cerca(2),</text:p>
      <text:p text:style-name="P1">con_la_lengua_fuera(1),</text:p>
      <text:p text:style-name="P1">precisamente(1),</text:p>
      <text:p text:style-name="P1">tranquilamente(1),</text:p>
      <text:p text:style-name="P1">por_supuesto(1),</text:p>
      <text:p text:style-name="P1">ni_mucho_menos(1),</text:p>
      <text:p text:style-name="P1">puramente(1),</text:p>
      <text:p text:style-name="P1">por_lo_menos(2),</text:p>
      <text:p text:style-name="P1">probablemente(1),</text:p>
      <text:p text:style-name="P1">algo(1),</text:p>
      <text:p text:style-name="P1">textualmente(1),</text:p>
      <text:p text:style-name="P1">sinceramente(1),</text:p>
      <text:p text:style-name="P1">simplemente(3),</text:p>
      <text:p text:style-name="P1"><text:soft-page-break/>efectivamente(4),</text:p>
      <text:p text:style-name="P1">especialmente(1),</text:p>
      <text:p text:style-name="P1">detrás(1),</text:p>
      <text:p text:style-name="P1">justo(1),</text:p>
      <text:p text:style-name="P1">normalmente(1),</text:p>
      <text:p text:style-name="P1">prácticamente(1),</text:p>
      <text:p text:style-name="P1">desgraciadamente(1),</text:p>
      <text:p text:style-name="P1">verdaderamente(1),</text:p>
      <text:p text:style-name="P1">evidentemente(1),</text:p>
      <text:p text:style-name="P1">socialmente(1),</text:p>
      <text:p text:style-name="P1">junto(2),</text:p>
      <text:p text:style-name="P1">poco_a_poco(1),</text:p>
      <text:p text:style-name="P1">tradicionalmente(1),</text:p>
      <text:p text:style-name="P1">debajo(2),</text:p>
      <text:p text:style-name="P1">allá(1),</text:p>
      <text:p text:style-name="P1">inmediatamente(1),</text:p>
      <text:p text:style-name="P1">totalmente(1),</text:p>
      <text:p text:style-name="P1">seguramente(1),</text:p>
      <text:p text:style-name="P1">nada(1)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6:11</meta:creation-date>
    <dc:date>2016-06-06T13:34:17</dc:date>
    <meta:editing-duration>PT6H28M3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3" meta:paragraph-count="111" meta:word-count="113" meta:character-count="1400"/>
  </office:meta>
</office:document-meta>
</file>